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Component.setTriggers( Map trig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setScheduler(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rtzComponent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Component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artzComponent.setMarshaler( Quartz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onJobExecute( JobExecu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artzComponent.addTrigger( Trigger trigger , JobDetail detai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rtzComponen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ini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QuartzComponent.getTrig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setFactory( Schedu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